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64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8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polygon draw:style-name="gr1" draw:text-style-name="P1" draw:layer="layout" svg:width="13.599cm" svg:height="11.799cm" svg:x="7.6cm" svg:y="5.2cm" svg:viewBox="0 0 13600 11800" draw:points="6217,1844 13600,4425 12046,9588 4274,11800 0,9219 0,4425 3109,738 5440,0 5440,369">
          <text:p/>
        </draw:polygon>
        <draw:custom-shape draw:style-name="gr2" draw:text-style-name="P1" draw:layer="layout" svg:width="3.6cm" svg:height="1.6cm" draw:transform="rotate (-0.619417351532787) translate (4.729cm 5.40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3.2cm" svg:height="1.4cm" draw:transform="rotate (0.607549112619226) translate (4.373cm 15.8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.6cm" svg:height="1.352cm" svg:x="3.6cm" svg:y="4.055cm">
          <draw:text-box>
            <text:p text:style-name="P2">W</text:p>
          </draw:text-box>
        </draw:frame>
        <draw:frame draw:style-name="gr3" draw:text-style-name="P2" draw:layer="layout" svg:width="1.6cm" svg:height="1.352cm" svg:x="3.6cm" svg:y="17.355cm">
          <draw:text-box>
            <text:p text:style-name="P2">Q</text:p>
          </draw:text-box>
        </draw:frame>
        <draw:frame draw:style-name="gr4" draw:text-style-name="P2" draw:layer="layout" svg:width="4.7cm" svg:height="1.614cm" svg:x="11.9cm" svg:y="10.5cm">
          <draw:text-box>
            <text:p text:style-name="P2"><text:span text:style-name="T1">d</text:span>m<text:span text:style-name="T2">CV</text:span> /<text:span text:style-name="T1">d</text:span>t</text:p>
          </draw:text-box>
        </draw:frame>
        <draw:frame draw:style-name="gr3" draw:text-style-name="P3" draw:layer="layout" svg:width="1cm" svg:height="1.276cm" draw:transform="rotate (0.0506145483078356) translate (3.8cm 3.251cm)">
          <draw:text-box>
            <text:p text:style-name="P3">.</text:p>
          </draw:text-box>
        </draw:frame>
        <draw:frame draw:style-name="gr3" draw:text-style-name="P3" draw:layer="layout" svg:width="1cm" svg:height="1.276cm" draw:transform="rotate (0.0506145483078356) translate (3.801cm 16.552cm)">
          <draw:text-box>
            <text:p text:style-name="P3">.</text:p>
          </draw:text-box>
        </draw:frame>
        <draw:custom-shape draw:style-name="gr5" draw:text-style-name="P1" draw:layer="layout" svg:width="2.8cm" svg:height="1.2cm" svg:x="4.5cm" svg:y="10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2.1cm" svg:height="1.506cm" svg:x="4.1cm" svg:y="9.755cm">
          <draw:text-box>
            <text:p text:style-name="P2">m<text:span text:style-name="T2">in</text:span></text:p>
          </draw:text-box>
        </draw:frame>
        <draw:frame draw:style-name="gr3" draw:text-style-name="P3" draw:layer="layout" svg:width="1cm" svg:height="1.276cm" draw:transform="rotate (0.0506145483078356) translate (4.3cm 9.151cm)">
          <draw:text-box>
            <text:p text:style-name="P3">.</text:p>
          </draw:text-box>
        </draw:frame>
        <draw:custom-shape draw:style-name="gr5" draw:text-style-name="P1" draw:layer="layout" svg:width="2.8cm" svg:height="1.2cm" svg:x="21.1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2.7cm" svg:height="1.506cm" svg:x="20.8cm" svg:y="10.955cm">
          <draw:text-box>
            <text:p text:style-name="P2">m<text:span text:style-name="T2">out</text:span></text:p>
          </draw:text-box>
        </draw:frame>
        <draw:frame draw:style-name="gr3" draw:text-style-name="P3" draw:layer="layout" svg:width="1cm" svg:height="1.276cm" draw:transform="rotate (0.0506145483078356) translate (21cm 10.351cm)">
          <draw:text-box>
            <text:p text:style-name="P3">.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4-09-13T18:52:09</meta:creation-date>
    <dc:date>2014-09-13T20:33:38</dc:date>
    <dc:creator>Jeff Gomes</dc:creator>
    <meta:editing-duration>PT1H33M39S</meta:editing-duration>
    <meta:editing-cycles>3</meta:editing-cycles>
    <meta:generator>LibreOffice/3.5$Linux_X86_64 LibreOffice_project/350m1$Build-2</meta:generator>
    <meta:document-statistic meta:object-count="37"/>
  </office:meta>
</office:document-meta>
</file>